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ntium Basic" svg:font-family="'Gentium Basic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style:line-height-at-least="0.198in" fo:text-align="center" style:justify-single-word="false" fo:orphans="2" fo:widows="2" fo:text-indent="0in" style:auto-text-indent="false" fo:padding="0in" fo:border="none"/>
      <style:text-properties fo:font-variant="normal" fo:text-transform="none" fo:color="#333333" style:font-name="Gentium Basic" fo:font-size="10.5pt" fo:letter-spacing="normal" fo:font-style="normal" fo:font-weight="normal" fo:padding-left="0in" fo:padding-right="0in" fo:padding-top="0in" fo:padding-bottom="0.1563in" fo:border-left="none" fo:border-right="none" fo:border-top="none" fo:border-bottom="0.06pt solid #dddce2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198in" fo:orphans="2" fo:widows="2" fo:text-indent="0in" style:auto-text-indent="false" fo:padding="0in" fo:border="none"/>
      <style:text-properties fo:font-variant="normal" fo:text-transform="none" fo:color="#333333" style:font-name="Gentium Basic" fo:font-size="10.5pt" fo:letter-spacing="normal" fo:font-style="normal" fo:font-weight="normal" fo:padding-left="0in" fo:padding-right="0in" fo:padding-top="0in" fo:padding-bottom="0.1563in" fo:border-left="none" fo:border-right="none" fo:border-top="none" fo:border-bottom="0.06pt solid #dddce2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style:line-height-at-least="0.198in" fo:orphans="2" fo:widows="2" fo:text-indent="0in" style:auto-text-indent="false" fo:padding="0in" fo:border="none"/>
      <style:text-properties fo:font-variant="normal" fo:text-transform="none" fo:color="#333333" style:font-name="Gentium Basic" fo:font-size="10.5pt" fo:letter-spacing="normal" fo:font-style="normal" fo:font-weight="normal" fo:padding-left="0in" fo:padding-right="0in" fo:padding-top="0in" fo:padding-bottom="0.1563in" fo:border-left="none" fo:border-right="none" fo:border-top="none" fo:border-bottom="0.06pt solid #dddce2"/>
    </style:style>
    <style:style style:name="P4" style:family="paragraph" style:parent-style-name="Text_20_body" style:list-style-name="L2">
      <style:paragraph-properties fo:margin-left="0in" fo:margin-right="0in" fo:margin-top="0in" fo:margin-bottom="0in" style:contextual-spacing="false" style:line-height-at-least="0.198in" fo:orphans="2" fo:widows="2" fo:text-indent="0in" style:auto-text-indent="false" fo:padding="0in" fo:border="none"/>
      <style:text-properties fo:font-variant="normal" fo:text-transform="none" fo:color="#333333" style:font-name="Gentium Basic" fo:font-size="10.5pt" fo:letter-spacing="normal" fo:font-style="normal" fo:font-weight="normal" fo:padding-left="0in" fo:padding-right="0in" fo:padding-top="0in" fo:padding-bottom="0.1563in" fo:border-left="none" fo:border-right="none" fo:border-top="none" fo:border-bottom="0.06pt solid #dddce2"/>
    </style:style>
    <style:style style:name="P5" style:family="paragraph" style:parent-style-name="Text_20_body" style:list-style-name="L3">
      <style:paragraph-properties fo:margin-left="0in" fo:margin-right="0in" fo:margin-top="0in" fo:margin-bottom="0in" style:contextual-spacing="false" style:line-height-at-least="0.198in" fo:orphans="2" fo:widows="2" fo:text-indent="0in" style:auto-text-indent="false" fo:padding="0in" fo:border="none"/>
      <style:text-properties fo:font-variant="normal" fo:text-transform="none" fo:color="#333333" style:font-name="Gentium Basic" fo:font-size="10.5pt" fo:letter-spacing="normal" fo:font-style="normal" fo:font-weight="normal" fo:padding-left="0in" fo:padding-right="0in" fo:padding-top="0in" fo:padding-bottom="0.1563in" fo:border-left="none" fo:border-right="none" fo:border-top="none" fo:border-bottom="0.06pt solid #dddce2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33333" style:font-name="Gentium Basic" fo:font-size="10.5pt" fo:letter-spacing="normal" fo:font-style="normal" fo:font-weight="normal" fo:padding="0in" fo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33333" style:font-name="Gentium Basic" fo:font-size="10.5pt" fo:letter-spacing="normal" fo:font-style="normal" fo:font-weight="bold" fo:padding="0in" fo:border="none"/>
    </style:style>
    <style:style style:name="P8" style:family="paragraph" style:parent-style-name="Text_20_body">
      <style:paragraph-properties fo:margin-left="0in" fo:margin-right="0in" fo:margin-top="0.1563in" fo:margin-bottom="0in" style:contextual-spacing="false" fo:orphans="2" fo:widows="2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.052in" style:contextual-spacing="false" fo:orphans="2" fo:widows="2" fo:text-indent="0in" style:auto-text-indent="false"/>
      <style:text-properties fo:font-variant="normal" fo:text-transform="none" fo:color="#006699" style:font-name="Gentium Basic" fo:font-size="10.5pt" fo:letter-spacing="normal" fo:font-style="normal" fo:font-weight="bold" fo:padding="0in" fo:border="none"/>
    </style:style>
    <style:style style:name="P10" style:family="paragraph" style:parent-style-name="Text_20_body">
      <style:paragraph-properties fo:margin-top="0in" fo:margin-bottom="0in" style:contextual-spacing="false" fo:orphans="2" fo:widows="2"/>
    </style:style>
    <style:style style:name="P11" style:family="paragraph" style:parent-style-name="Text_20_body">
      <style:paragraph-properties fo:margin-top="0.1563in" fo:margin-bottom="0in" style:contextual-spacing="false" fo:orphans="2" fo:widows="2"/>
    </style:style>
    <style:style style:name="P12" style:family="paragraph" style:parent-style-name="Text_20_body">
      <style:paragraph-properties fo:margin-top="0.1563in" fo:margin-bottom="0in" style:contextual-spacing="false" fo:orphans="2" fo:widows="2"/>
      <style:text-properties fo:font-variant="normal" fo:text-transform="none" fo:color="#333333" style:font-name="Gentium Basic" fo:font-size="10.5pt" fo:letter-spacing="normal" fo:font-style="normal" fo:font-weight="normal" fo:padding-left="0in" fo:padding-right="0in" fo:padding-top="0in" fo:padding-bottom="0.1563in" fo:border-left="none" fo:border-right="none" fo:border-top="none" fo:border-bottom="0.06pt solid #dddce2"/>
    </style:style>
    <style:style style:name="P13" style:family="paragraph" style:parent-style-name="Standard">
      <style:paragraph-properties fo:margin-left="0in" fo:margin-right="0in" fo:margin-top="0.1563in" fo:margin-bottom="0.1965in" style:contextual-spacing="false" fo:text-align="center" style:justify-single-word="false" fo:orphans="2" fo:widows="2" fo:text-indent="0in" style:auto-text-indent="false"/>
      <style:text-properties fo:font-variant="normal" fo:text-transform="none" fo:color="#333333" style:font-name="Gentium Basic" fo:letter-spacing="normal" fo:font-style="normal" fo:font-weight="bold" fo:padding-left="0in" fo:padding-right="0in" fo:padding-top="0.1563in" fo:padding-bottom="0.1563in" fo:border-left="none" fo:border-right="none" fo:border-top="3.74pt solid #006699" fo:border-bottom="0.06pt solid #dddce2"/>
    </style:style>
    <text:list-style style:name="L1">
      <text:list-level-style-bullet text:level="1" text:style-name="Bullet_20_Symbols" style:num-suffix="." text:bullet-char="•">
        <style:list-level-properties text:space-before="-0.0402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0402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0402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alcolm Jones</text:p>
      <text:p text:style-name="P1">123 Main Street, San Francisco, CA 94122</text:p>
      <text:p text:style-name="P1">Home: 000-000-0000 | Cell: 000-000-0000</text:p>
      <text:p text:style-name="P1">email@example.com</text:p>
      <text:p text:style-name="P9">Professional Summary</text:p>
      <text:p text:style-name="P2">Highly dedicated and resourceful Foundation Executive Director with significant experience in all aspects of non-profit fundraising. Proven record of fostering organizational growth. Adept at effective management of a large staff.</text:p>
      <text:p text:style-name="P9">Core Qualifications</text:p>
      <text:list xml:id="list1588702370523819007" text:style-name="L1">
        <text:list-item>
          <text:p text:style-name="P3">Superior knowledge of partnership development staff leadership and financial management</text:p>
        </text:list-item>
        <text:list-item>
          <text:p text:style-name="P3">Exceptional knowledge of issues faced by biracial and mixed-heritage populations</text:p>
        </text:list-item>
        <text:list-item>
          <text:p text:style-name="P3">Sound ability to lead and motivate staff and volunteers</text:p>
        </text:list-item>
        <text:list-item>
          <text:p text:style-name="P3">Strong ability to design and implement successful fundraising programs</text:p>
        </text:list-item>
        <text:list-item>
          <text:p text:style-name="P3">High skills in donor connection and case support</text:p>
        </text:list-item>
        <text:list-item>
          <text:p text:style-name="P3">Excellent proficiency in Excel Access Word and other MS Office Suite programs</text:p>
        </text:list-item>
        <text:list-item>
          <text:p text:style-name="P3">Outstanding oral and written communication skills</text:p>
        </text:list-item>
      </text:list>
      <text:p text:style-name="P9">Experience</text:p>
      <text:p text:style-name="P7">Foundation Executive Director</text:p>
      <text:p text:style-name="P7">3/1/2011 - Present</text:p>
      <text:p text:style-name="P10"/>
      <text:p text:style-name="P7">Evergreen Health</text:p>
      <text:p text:style-name="P7">Minneapolis, MN</text:p>
      <text:p text:style-name="P11"/>
      <text:list xml:id="list3721566580802549068" text:style-name="L2">
        <text:list-item>
          <text:p text:style-name="P4">Designed and led organizational strategy in local and national context.</text:p>
        </text:list-item>
        <text:list-item>
          <text:p text:style-name="P4">Designed and implemented operational plans goals and objectives for the organization.</text:p>
        </text:list-item>
        <text:list-item>
          <text:p text:style-name="P4">Supervised annual budget preparation and other top-level financial matters.</text:p>
        </text:list-item>
        <text:list-item>
          <text:p text:style-name="P4">Informed directorates of budgetary review and approval procedures.</text:p>
        </text:list-item>
        <text:list-item>
          <text:p text:style-name="P4">Coordinated with all ad hoc and standing Board committees.</text:p>
        </text:list-item>
      </text:list>
      <text:p text:style-name="P11"><text:soft-page-break/></text:p>
      <text:p text:style-name="P7">Foundation Executive Director</text:p>
      <text:p text:style-name="P7">3/1/2006 - 2/1/2011</text:p>
      <text:p text:style-name="P10"/>
      <text:p text:style-name="P7">Broadcliff Medical Center</text:p>
      <text:p text:style-name="P7">Rochester, MN</text:p>
      <text:p text:style-name="P11"/>
      <text:list xml:id="list5702812474616094056" text:style-name="L3">
        <text:list-item>
          <text:p text:style-name="P5">Ensured adherence to all employment policies.</text:p>
        </text:list-item>
        <text:list-item>
          <text:p text:style-name="P5">Supervised maintenance of physical space technology and systems to ensure efficient operation.</text:p>
        </text:list-item>
        <text:list-item>
          <text:p text:style-name="P5">Designed and implemented strategic marketing plans.</text:p>
        </text:list-item>
        <text:list-item>
          <text:p text:style-name="P5">Supervised program initiative design and delivery.</text:p>
        </text:list-item>
        <text:list-item>
          <text:p text:style-name="P5">Monitored program quality to ensure top services.</text:p>
        </text:list-item>
      </text:list>
      <text:p text:style-name="P12"/>
      <text:p text:style-name="P9">Education</text:p>
      <text:p text:style-name="P7">Master's Degree - Business Administration</text:p>
      <text:p text:style-name="P7">2005</text:p>
      <text:p text:style-name="P10"/>
      <text:p text:style-name="P6">University of Minnesota</text:p>
      <text:p text:style-name="P6">Minneapolis, MN</text:p>
      <text:p text:style-name="P8"/>
      <text:p text:style-name="P7">Bachelor's Degree - Business</text:p>
      <text:p text:style-name="P7">2002</text:p>
      <text:p text:style-name="P6">University of Minnesota</text:p>
      <text:p text:style-name="P6">Moorhead, M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ntium Basic" svg:font-family="'Gentium Basic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6:12:45.853054123</meta:creation-date>
    <dc:date>2017-06-09T16:13:54.468550808</dc:date>
    <meta:editing-duration>P0D</meta:editing-duration>
    <meta:editing-cycles>1</meta:editing-cycles>
    <meta:document-statistic meta:table-count="0" meta:image-count="0" meta:object-count="0" meta:page-count="2" meta:paragraph-count="42" meta:word-count="258" meta:character-count="1838" meta:non-whitespace-character-count="1639"/>
    <meta:generator>LibreOffice/4.2.8.2$Linux_X86_64 LibreOffice_project/420m0$Build-2</meta:generator>
  </office:meta>
</office:document-meta>
</file>